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Liberation Serif" fo:background-color="#fffffe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2e6bec" fo:background-color="#fffffe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321d7d" fo:background-color="#fffffe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3ee96b" fo:background-color="#fffffe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0bb08" fo:background-color="#fffffe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1e812" fo:background-color="#fffffe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2f053" fo:background-color="#fffffe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45b063" fo:background-color="#fffffe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63b86d" fo:background-color="#fffffe"/>
    </style:style>
    <style:style style:name="P10" style:family="paragraph" style:parent-style-name="Standard">
      <style:text-properties fo:color="#000000" loext:opacity="100%" style:font-name="Liberation Serif" officeooo:paragraph-rsid="0049cb82" fo:background-color="#fffffe"/>
    </style:style>
    <style:style style:name="P11" style:family="paragraph" style:parent-style-name="Standard">
      <style:text-properties fo:color="#000000" loext:opacity="100%" style:font-name="Liberation Serif" officeooo:paragraph-rsid="004e0a94" fo:background-color="#fffffe"/>
    </style:style>
    <style:style style:name="P12" style:family="paragraph" style:parent-style-name="Standard">
      <style:text-properties fo:color="#000000" loext:opacity="100%" style:font-name="Liberation Serif" officeooo:paragraph-rsid="004f70aa" fo:background-color="#fffffe"/>
    </style:style>
    <style:style style:name="P13" style:family="paragraph" style:parent-style-name="Standard">
      <style:text-properties fo:color="#000000" loext:opacity="100%" style:font-name="Liberation Serif" officeooo:paragraph-rsid="00527951" fo:background-color="#fffffe"/>
    </style:style>
    <style:style style:name="P14" style:family="paragraph" style:parent-style-name="Standard">
      <style:text-properties fo:color="#000000" loext:opacity="100%" style:font-name="Liberation Serif" officeooo:paragraph-rsid="005cdb23" fo:background-color="#fffffe"/>
    </style:style>
    <style:style style:name="P15" style:family="paragraph" style:parent-style-name="Standard">
      <style:text-properties fo:color="#000000" loext:opacity="100%" style:font-name="Liberation Serif" officeooo:paragraph-rsid="0063b86d" fo:background-color="#fffffe"/>
    </style:style>
    <style:style style:name="P16" style:family="paragraph" style:parent-style-name="Standard">
      <style:text-properties fo:color="#000000" loext:opacity="100%" style:font-name="Liberation Serif" officeooo:paragraph-rsid="0064c810" fo:background-color="#fffffe"/>
    </style:style>
    <style:style style:name="P17" style:family="paragraph" style:parent-style-name="Standard">
      <style:text-properties fo:color="#000000" loext:opacity="100%" style:font-name="Liberation Serif" officeooo:paragraph-rsid="0065bd30" fo:background-color="#fffffe"/>
    </style:style>
    <style:style style:name="P18" style:family="paragraph" style:parent-style-name="Standard">
      <style:text-properties fo:color="#000000" loext:opacity="100%" style:font-name="Liberation Serif" officeooo:paragraph-rsid="0066debd" fo:background-color="#fffffe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2e6bec" fo:background-color="#fffff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321d7d" fo:background-color="#fffff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3ee96b" fo:background-color="#fffffe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0bb08" fo:background-color="#fffff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1e812" fo:background-color="#fffff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2f053" fo:background-color="#fffff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45b063" fo:background-color="#fffffe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2c3e68" fo:background-color="#fffff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63b86d" fo:background-color="#fffff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49cb82" fo:background-color="#fffff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4e0a94" fo:background-color="#fffffe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4f70aa" fo:background-color="#fffff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527951" fo:background-color="#fffff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5cdb23" fo:background-color="#fffffe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0beb16" fo:background-color="#fffffe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3b86d" fo:background-color="#fffff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4c810" fo:background-color="#fffff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5bd30" fo:background-color="#fffffe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611e5" officeooo:paragraph-rsid="0066debd" fo:background-color="#fffff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0bb08" fo:background-color="#fffff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1e812" fo:background-color="#fffff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2f053" fo:background-color="#fffffe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style:text-underline-style="none" fo:font-weight="normal" officeooo:rsid="002c3e68" officeooo:paragraph-rsid="0045b063" fo:background-color="#fffffe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9cb82" fo:background-color="#fffff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e0a94" fo:background-color="#fffffe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f70aa" fo:background-color="#fffff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4fdd42" fo:background-color="#fffff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527951" fo:background-color="#fffff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5cdb23" fo:background-color="#fffff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66debd" fo:background-color="#fffff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65bd30" fo:background-color="#fffff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81de4" officeooo:paragraph-rsid="0063b86d" fo:background-color="#fffff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color="#000000" loext:opacity="100%" style:font-name="Liberation Serif" fo:font-size="16pt" style:text-underline-style="solid" style:text-underline-width="auto" style:text-underline-color="font-color" fo:font-weight="normal" officeooo:rsid="00017eb6" officeooo:paragraph-rsid="0063b86d" fo:background-color="#fffffe" style:font-size-asian="16pt" style:font-weight-asian="normal" style:font-size-complex="16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Liberation Serif" fo:font-size="16pt" style:text-underline-style="none" fo:font-weight="normal" officeooo:rsid="00017eb6" officeooo:paragraph-rsid="0063b86d" fo:background-color="#fffffe" style:font-size-asian="16pt" style:font-weight-asian="normal" style:font-size-complex="16pt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officeooo:rsid="000064a7" officeooo:paragraph-rsid="000064a7" style:font-size-asian="18pt" style:font-weight-asian="bold" style:font-size-complex="18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weight="normal" officeooo:rsid="000064a7" officeooo:paragraph-rsid="000064a7" style:font-weight-asian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bold" officeooo:rsid="000064a7" officeooo:paragraph-rsid="000064a7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0017eb6" style:font-size-asian="16pt" style:font-weight-asian="normal" style:font-size-complex="16pt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017eb6" officeooo:paragraph-rsid="000064a7" style:font-size-asian="16pt" style:font-weight-asian="normal" style:font-size-complex="16pt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4b792b" officeooo:paragraph-rsid="004b792b" style:font-size-asian="16pt" style:font-weight-asian="normal" style:font-size-complex="16pt" style:font-weight-complex="normal"/>
    </style:style>
    <style:style style:name="P59" style:family="paragraph" style:parent-style-name="Standard">
      <style:paragraph-properties fo:text-align="center" style:justify-single-word="false"/>
      <style:text-properties style:font-name="Liberation Serif" fo:font-size="16pt" style:text-underline-style="solid" style:text-underline-width="auto" style:text-underline-color="font-color" fo:font-weight="normal" officeooo:rsid="002431dc" officeooo:paragraph-rsid="002431dc" style:font-size-asian="12pt" style:font-weight-asian="normal" style:font-size-complex="16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6pt" style:text-underline-style="none" fo:font-weight="normal" officeooo:rsid="000064a7" officeooo:paragraph-rsid="000064a7" style:font-size-asian="16pt" style:font-weight-asian="normal" style:font-size-complex="16pt" style:font-weight-complex="normal"/>
    </style:style>
    <style:style style:name="P61" style:family="paragraph" style:parent-style-name="Standard">
      <style:paragraph-properties fo:text-align="center" style:justify-single-word="false"/>
      <style:text-properties style:font-name="Liberation Serif" fo:font-size="16pt" style:text-underline-style="none" fo:font-weight="normal" officeooo:rsid="00017eb6" officeooo:paragraph-rsid="00017eb6" style:font-size-asian="16pt" style:font-weight-asian="normal" style:font-size-complex="16pt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17eb6" officeooo:paragraph-rsid="00017eb6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2c3e68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05bd6b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067db1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2c3e68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2e6bec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321d7d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038e1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0bb08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1e812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2f053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5b063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e0a94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4f70aa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527951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5cdb23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3b86d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4c810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5bd30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66debd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611e5" officeooo:paragraph-rsid="000611e5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611e5" officeooo:paragraph-rsid="00140c0b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611e5" officeooo:paragraph-rsid="002431dc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431dc" officeooo:paragraph-rsid="002431dc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46354e" officeooo:paragraph-rsid="005ec2cf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804fe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f6171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c957c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804fe" officeooo:paragraph-rsid="001dfdfd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81de4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9c32a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ae0ba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bd12f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140c0b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15e198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2431dc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63b86d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7f433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64c810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0beb16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4e0a94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4f70aa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52795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5cdb23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4c810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5bd30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6debd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0f6eaf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f6eaf" officeooo:paragraph-rsid="0010f148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1300cd" officeooo:paragraph-rsid="001300cd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17eb6" officeooo:paragraph-rsid="00017eb6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40c0b" officeooo:paragraph-rsid="00140c0b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1b3cc2" officeooo:paragraph-rsid="001b3cc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27516f" officeooo:paragraph-rsid="0027516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3cd920" officeooo:paragraph-rsid="0063b86d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7f433" officeooo:paragraph-rsid="0063b86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4fdd42" officeooo:paragraph-rsid="0065bd30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6cd271" officeooo:paragraph-rsid="006cd27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normal" officeooo:rsid="00017eb6" officeooo:paragraph-rsid="00017eb6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officeooo:paragraph-rsid="003ee96b"/>
    </style:style>
    <style:style style:name="P122" style:family="paragraph" style:parent-style-name="Standard">
      <style:paragraph-properties fo:text-align="start" style:justify-single-word="false"/>
      <style:text-properties style:font-name="Liberation Serif" officeooo:paragraph-rsid="000beb16"/>
    </style:style>
    <style:style style:name="P123" style:family="paragraph" style:parent-style-name="Standard">
      <style:paragraph-properties fo:text-align="start" style:justify-single-word="false"/>
      <style:text-properties style:font-name="Liberation Serif" officeooo:paragraph-rsid="0064c810"/>
    </style:style>
    <style:style style:name="P124" style:family="paragraph" style:parent-style-name="Standard" style:list-style-name="L1">
      <style:paragraph-properties fo:text-align="start" style:justify-single-word="false"/>
      <style:text-properties officeooo:paragraph-rsid="0035cda4"/>
    </style:style>
    <style:style style:name="P125" style:family="paragraph" style:parent-style-name="Standard">
      <style:paragraph-properties fo:text-align="start" style:justify-single-word="false">
        <style:tab-stops>
          <style:tab-stop style:position="0in"/>
        </style:tab-stops>
      </style:paragraph-properties>
      <style:text-properties officeooo:paragraph-rsid="0071c385"/>
    </style:style>
    <style:style style:name="P126" style:family="paragraph" style:parent-style-name="Standard" style:list-style-name="L1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35cda4" officeooo:paragraph-rsid="0035cda4" fo:background-color="#fffffe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7101ea" fo:background-color="#fffffe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5bd6b" officeooo:paragraph-rsid="00758ad9" fo:background-color="#fffffe" style:font-size-asian="12pt" style:font-weight-asian="normal" style:font-size-complex="12pt" style:font-weight-complex="normal"/>
    </style:style>
    <style:style style:name="P129" style:family="paragraph" style:parent-style-name="Standard" style:list-style-name="L2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66debd" fo:background-color="#fffffe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0beb16" officeooo:paragraph-rsid="0065bd30" fo:background-color="#fffffe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loext:opacity="100%" style:font-name="Liberation Serif" fo:font-size="12pt" style:text-underline-style="none" fo:font-weight="normal" officeooo:rsid="006cd271" officeooo:paragraph-rsid="007101ea" fo:background-color="#fffffe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7101ea" fo:background-color="#fffffe"/>
    </style:style>
    <style:style style:name="P133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0064a7" fo:background-color="#fffffe"/>
    </style:style>
    <style:style style:name="P134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2e6bec" fo:background-color="#fffffe"/>
    </style:style>
    <style:style style:name="P135" style:family="paragraph" style:parent-style-name="Standard">
      <style:paragraph-properties fo:text-align="start" style:justify-single-word="false"/>
      <style:text-properties fo:color="#000000" loext:opacity="100%" style:font-name="Liberation Serif" officeooo:paragraph-rsid="00758ad9" fo:background-color="#fffffe"/>
    </style:style>
    <style:style style:name="P136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0beb16" style:font-size-asian="10.5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4c810" style:font-size-asian="10.5pt" style:font-weight-asian="normal" style:font-size-complex="12pt" style:font-weight-complex="normal"/>
    </style:style>
    <style:style style:name="P138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5bd30" style:font-size-asian="10.5pt" style:font-weight-asian="normal" style:font-size-complex="12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66debd" style:font-size-asian="10.5pt" style:font-weight-asian="normal" style:font-size-complex="12pt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140c0b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0beb16" officeooo:paragraph-rsid="002431dc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5ec2cf" officeooo:paragraph-rsid="0066debd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style:font-name="Liberation Serif" fo:font-size="12pt" style:text-underline-style="none" fo:font-weight="normal" officeooo:rsid="0015e198" officeooo:paragraph-rsid="0015e198" style:font-size-asian="10.5pt" style:font-weight-asian="normal" style:font-size-complex="12pt" style:font-weight-complex="normal"/>
    </style:style>
    <style:style style:name="P144" style:family="paragraph" style:parent-style-name="Standard" style:list-style-name="L3">
      <style:paragraph-properties fo:text-align="start" style:justify-single-word="false"/>
      <style:text-properties style:font-name="Liberation Serif" fo:font-size="12pt" style:text-underline-style="none" fo:font-weight="normal" officeooo:rsid="0027be54" officeooo:paragraph-rsid="0027be54" style:font-size-asian="10.5pt" style:font-weight-asian="normal" style:font-size-complex="12pt" style:font-weight-complex="normal"/>
    </style:style>
    <style:style style:name="P145" style:family="paragraph" style:parent-style-name="Standard" style:list-style-name="L3">
      <style:paragraph-properties fo:text-align="start" style:justify-single-word="false"/>
      <style:text-properties style:font-name="Liberation Serif" fo:font-size="12pt" style:text-underline-style="none" fo:font-weight="normal" officeooo:rsid="0027be54" officeooo:paragraph-rsid="0029ae68" style:font-size-asian="10.5pt" style:font-weight-asian="normal" style:font-size-complex="12pt" style:font-weight-complex="normal"/>
    </style:style>
    <style:style style:name="P146" style:family="paragraph" style:parent-style-name="Standard" style:list-style-name="L3">
      <style:paragraph-properties fo:text-align="start" style:justify-single-word="false"/>
      <style:text-properties style:font-name="Liberation Serif" fo:font-size="12pt" style:text-underline-style="none" fo:font-weight="normal" officeooo:rsid="0029ae68" officeooo:paragraph-rsid="0029ae68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6cd271" officeooo:paragraph-rsid="006cd271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1de4" officeooo:paragraph-rsid="00081de4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067db1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05bd6b" officeooo:paragraph-rsid="00758ad9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7101ea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normal" officeooo:rsid="002c3e68" officeooo:paragraph-rsid="00758ad9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officeooo:paragraph-rsid="0063b86d"/>
    </style:style>
    <style:style style:name="P154" style:family="paragraph" style:parent-style-name="Standard">
      <style:paragraph-properties fo:text-align="center" style:justify-single-word="false"/>
      <style:text-properties style:font-name="Liberation Serif" fo:font-size="16pt" style:text-underline-style="none" fo:font-weight="normal" officeooo:rsid="00017eb6" officeooo:paragraph-rsid="00017eb6" style:font-size-asian="16pt" style:font-weight-asian="normal" style:font-size-complex="16pt" style:font-weight-complex="normal"/>
    </style:style>
    <style:style style:name="P155" style:family="paragraph" style:parent-style-name="Standard">
      <style:paragraph-properties fo:text-align="center" style:justify-single-word="false">
        <style:tab-stops>
          <style:tab-stop style:position="0in"/>
        </style:tab-stops>
      </style:paragraph-properties>
      <style:text-properties officeooo:paragraph-rsid="0071c385"/>
    </style:style>
    <style:style style:name="T1" style:family="text">
      <style:text-properties officeooo:rsid="00067db1"/>
    </style:style>
    <style:style style:name="T2" style:family="text">
      <style:text-properties style:font-size-asian="12pt"/>
    </style:style>
    <style:style style:name="T3" style:family="text">
      <style:text-properties officeooo:rsid="000611e5" style:font-size-asian="12pt"/>
    </style:style>
    <style:style style:name="T4" style:family="text">
      <style:text-properties officeooo:rsid="00140c0b" style:font-size-asian="12pt"/>
    </style:style>
    <style:style style:name="T5" style:family="text">
      <style:text-properties officeooo:rsid="002431dc" style:font-size-asian="12pt"/>
    </style:style>
    <style:style style:name="T6" style:family="text">
      <style:text-properties officeooo:rsid="0009c32a"/>
    </style:style>
    <style:style style:name="T7" style:family="text">
      <style:text-properties officeooo:rsid="000ae0ba"/>
    </style:style>
    <style:style style:name="T8" style:family="text">
      <style:text-properties officeooo:rsid="000bd12f"/>
    </style:style>
    <style:style style:name="T9" style:family="text">
      <style:text-properties officeooo:rsid="000beb16"/>
    </style:style>
    <style:style style:name="T10" style:family="text">
      <style:text-properties officeooo:rsid="000d6d51"/>
    </style:style>
    <style:style style:name="T11" style:family="text">
      <style:text-properties officeooo:rsid="0010f148"/>
    </style:style>
    <style:style style:name="T12" style:family="text">
      <style:text-properties officeooo:rsid="0010f4df"/>
    </style:style>
    <style:style style:name="T13" style:family="text">
      <style:text-properties officeooo:rsid="0015e198"/>
    </style:style>
    <style:style style:name="T14" style:family="text">
      <style:text-properties officeooo:rsid="001804fe"/>
    </style:style>
    <style:style style:name="T15" style:family="text">
      <style:text-properties officeooo:rsid="001b3cc2"/>
    </style:style>
    <style:style style:name="T16" style:family="text">
      <style:text-properties officeooo:rsid="001c957c"/>
    </style:style>
    <style:style style:name="T17" style:family="text">
      <style:text-properties officeooo:rsid="001dfdfd"/>
    </style:style>
    <style:style style:name="T18" style:family="text">
      <style:text-properties officeooo:rsid="001f6171"/>
    </style:style>
    <style:style style:name="T19" style:family="text">
      <style:text-properties officeooo:rsid="0020b8b3"/>
    </style:style>
    <style:style style:name="T20" style:family="text">
      <style:text-properties officeooo:rsid="00232514"/>
    </style:style>
    <style:style style:name="T21" style:family="text">
      <style:text-properties officeooo:rsid="002431dc"/>
    </style:style>
    <style:style style:name="T22" style:family="text">
      <style:text-properties officeooo:rsid="002485f1"/>
    </style:style>
    <style:style style:name="T23" style:family="text">
      <style:text-properties officeooo:rsid="0029ae68"/>
    </style:style>
    <style:style style:name="T24" style:family="text">
      <style:text-properties officeooo:rsid="002b7797"/>
    </style:style>
    <style:style style:name="T25" style:family="text">
      <style:text-properties fo:color="#a31515" loext:opacity="100%"/>
    </style:style>
    <style:style style:name="T26" style:family="text">
      <style:text-properties fo:color="#a31515" loext:opacity="100%" style:font-name="Liberation Serif" fo:background-color="#fffffe" loext:char-shading-value="0"/>
    </style:style>
    <style:style style:name="T27" style:family="text">
      <style:text-properties fo:color="#a31515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28" style:family="text">
      <style:text-properties fo:color="#a31515" loext:opacity="100%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29" style:family="text">
      <style:text-properties fo:color="#a31515" loext:opacity="100%" fo:font-size="12pt" style:text-underline-style="none" fo:font-weight="normal" officeooo:rsid="003edb5c" fo:background-color="#fffffe" loext:char-shading-value="0" style:font-size-asian="12pt" style:font-weight-asian="normal" style:font-size-complex="12pt" style:font-weight-complex="normal"/>
    </style:style>
    <style:style style:name="T30" style:family="text">
      <style:text-properties fo:color="#a31515" loext:opacity="100%" officeooo:rsid="0040bb08"/>
    </style:style>
    <style:style style:name="T31" style:family="text">
      <style:text-properties fo:color="#a31515" loext:opacity="100%" officeooo:rsid="0041e812"/>
    </style:style>
    <style:style style:name="T32" style:family="text">
      <style:text-properties fo:color="#a31515" loext:opacity="100%" officeooo:rsid="0042f053"/>
    </style:style>
    <style:style style:name="T33" style:family="text">
      <style:text-properties fo:color="#a31515" loext:opacity="100%" officeooo:rsid="0048f1fa"/>
    </style:style>
    <style:style style:name="T34" style:family="text">
      <style:text-properties fo:color="#a31515" loext:opacity="100%" officeooo:rsid="004f70aa"/>
    </style:style>
    <style:style style:name="T35" style:family="text">
      <style:text-properties fo:color="#a31515" loext:opacity="100%" officeooo:rsid="004fdd42"/>
    </style:style>
    <style:style style:name="T36" style:family="text">
      <style:text-properties fo:color="#a31515" loext:opacity="100%" officeooo:rsid="00534315"/>
    </style:style>
    <style:style style:name="T37" style:family="text">
      <style:text-properties fo:color="#a31515" loext:opacity="100%" officeooo:rsid="0053f5ac"/>
    </style:style>
    <style:style style:name="T38" style:family="text">
      <style:text-properties fo:color="#000000" loext:opacity="100%" fo:background-color="#fffffe" loext:char-shading-value="0"/>
    </style:style>
    <style:style style:name="T39" style:family="text">
      <style:text-properties fo:color="#000000" loext:opacity="100%" officeooo:rsid="002dffd5" fo:background-color="#fffffe" loext:char-shading-value="0"/>
    </style:style>
    <style:style style:name="T40" style:family="text">
      <style:text-properties fo:color="#000000" loext:opacity="100%" officeooo:rsid="003cd920" fo:background-color="#fffffe" loext:char-shading-value="0"/>
    </style:style>
    <style:style style:name="T41" style:family="text">
      <style:text-properties fo:color="#000000" loext:opacity="100%" officeooo:rsid="006e59eb" fo:background-color="#fffffe" loext:char-shading-value="0"/>
    </style:style>
    <style:style style:name="T42" style:family="text">
      <style:text-properties fo:color="#000000" loext:opacity="100%" officeooo:rsid="006e9be9" fo:background-color="#fffffe" loext:char-shading-value="0"/>
    </style:style>
    <style:style style:name="T43" style:family="text">
      <style:text-properties fo:color="#000000" loext:opacity="100%" officeooo:rsid="00702beb" fo:background-color="#fffffe" loext:char-shading-value="0"/>
    </style:style>
    <style:style style:name="T44" style:family="text">
      <style:text-properties fo:color="#000000" loext:opacity="100%" officeooo:rsid="007086d3" fo:background-color="#fffffe" loext:char-shading-value="0"/>
    </style:style>
    <style:style style:name="T45" style:family="text">
      <style:text-properties fo:color="#000000" loext:opacity="100%" officeooo:rsid="0072d04c" fo:background-color="#fffffe" loext:char-shading-value="0"/>
    </style:style>
    <style:style style:name="T46" style:family="text">
      <style:text-properties fo:color="#000000" loext:opacity="100%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47" style:family="text">
      <style:text-properties fo:color="#000000" loext:opacity="100%" style:font-name="Liberation Serif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48" style:family="text">
      <style:text-properties fo:color="#000000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49" style:family="text">
      <style:text-properties fo:color="#000000" loext:opacity="100%" style:font-name="Liberation Serif" fo:font-size="12pt" style:text-underline-style="none" fo:font-weight="normal" officeooo:rsid="00394c4b" fo:background-color="#fffffe" loext:char-shading-value="0" style:font-size-asian="12pt" style:font-weight-asian="normal" style:font-size-complex="12pt" style:font-weight-complex="normal"/>
    </style:style>
    <style:style style:name="T50" style:family="text">
      <style:text-properties fo:color="#000000" loext:opacity="100%" style:font-name="Liberation Serif" fo:font-size="12pt" style:text-underline-style="none" fo:font-weight="normal" officeooo:rsid="0035cda4" fo:background-color="#fffffe" loext:char-shading-value="0" style:font-size-asian="10.5pt" style:font-weight-asian="normal" style:font-size-complex="12pt" style:font-weight-complex="normal"/>
    </style:style>
    <style:style style:name="T51" style:family="text">
      <style:text-properties fo:color="#000000" loext:opacity="100%" style:font-name="Liberation Serif" fo:background-color="#fffffe" loext:char-shading-value="0"/>
    </style:style>
    <style:style style:name="T52" style:family="text">
      <style:text-properties fo:color="#0451a5" loext:opacity="100%"/>
    </style:style>
    <style:style style:name="T53" style:family="text">
      <style:text-properties fo:color="#0451a5" loext:opacity="100%" officeooo:rsid="002e6bec"/>
    </style:style>
    <style:style style:name="T54" style:family="text">
      <style:text-properties fo:color="#0451a5" loext:opacity="100%" officeooo:rsid="00302ec5"/>
    </style:style>
    <style:style style:name="T55" style:family="text">
      <style:text-properties fo:color="#0451a5" loext:opacity="100%" style:font-name="Liberation Serif" fo:background-color="#fffffe" loext:char-shading-value="0"/>
    </style:style>
    <style:style style:name="T56" style:family="text">
      <style:text-properties fo:color="#0451a5" loext:opacity="100%" style:font-name="Liberation Serif" officeooo:rsid="003824d9" fo:background-color="#fffffe" loext:char-shading-value="0"/>
    </style:style>
    <style:style style:name="T57" style:family="text">
      <style:text-properties fo:color="#0451a5" loext:opacity="100%" style:font-name="Liberation Serif" fo:font-size="12pt" style:text-underline-style="none" fo:font-weight="normal" officeooo:rsid="0035cda4" fo:background-color="#fffffe" loext:char-shading-value="0" style:font-size-asian="12pt" style:font-weight-asian="normal" style:font-size-complex="12pt" style:font-weight-complex="normal"/>
    </style:style>
    <style:style style:name="T58" style:family="text">
      <style:text-properties fo:color="#0451a5" loext:opacity="100%" style:font-name="Liberation Serif" fo:font-size="12pt" style:text-underline-style="none" fo:font-weight="normal" officeooo:rsid="003824d9" fo:background-color="#fffffe" loext:char-shading-value="0" style:font-size-asian="12pt" style:font-weight-asian="normal" style:font-size-complex="12pt" style:font-weight-complex="normal"/>
    </style:style>
    <style:style style:name="T59" style:family="text">
      <style:text-properties fo:color="#0451a5" loext:opacity="100%" officeooo:rsid="0036f41a"/>
    </style:style>
    <style:style style:name="T60" style:family="text">
      <style:text-properties fo:color="#0451a5" loext:opacity="100%" officeooo:rsid="003cf921"/>
    </style:style>
    <style:style style:name="T61" style:family="text">
      <style:text-properties fo:color="#0451a5" loext:opacity="100%" fo:font-size="12pt" style:text-underline-style="none" fo:font-weight="normal" officeooo:rsid="0005bd6b" fo:background-color="#fffffe" loext:char-shading-value="0" style:font-size-asian="12pt" style:font-weight-asian="normal" style:font-size-complex="12pt" style:font-weight-complex="normal"/>
    </style:style>
    <style:style style:name="T62" style:family="text">
      <style:text-properties fo:color="#0451a5" loext:opacity="100%" fo:font-size="12pt" style:text-underline-style="none" fo:font-weight="normal" officeooo:rsid="003ee96b" fo:background-color="#fffffe" loext:char-shading-value="0" style:font-size-asian="12pt" style:font-weight-asian="normal" style:font-size-complex="12pt" style:font-weight-complex="normal"/>
    </style:style>
    <style:style style:name="T63" style:family="text">
      <style:text-properties fo:color="#0451a5" loext:opacity="100%" officeooo:rsid="003ee96b"/>
    </style:style>
    <style:style style:name="T64" style:family="text">
      <style:text-properties fo:color="#0451a5" loext:opacity="100%" officeooo:rsid="0041e812"/>
    </style:style>
    <style:style style:name="T65" style:family="text">
      <style:text-properties fo:color="#0451a5" loext:opacity="100%" officeooo:rsid="0042f053"/>
    </style:style>
    <style:style style:name="T66" style:family="text">
      <style:text-properties fo:color="#0451a5" loext:opacity="100%" officeooo:rsid="0045b063"/>
    </style:style>
    <style:style style:name="T67" style:family="text">
      <style:text-properties fo:color="#0451a5" loext:opacity="100%" officeooo:rsid="0048f1fa"/>
    </style:style>
    <style:style style:name="T68" style:family="text">
      <style:text-properties fo:color="#0451a5" loext:opacity="100%" officeooo:rsid="0049cb82"/>
    </style:style>
    <style:style style:name="T69" style:family="text">
      <style:text-properties fo:color="#0451a5" loext:opacity="100%" officeooo:rsid="004f70aa"/>
    </style:style>
    <style:style style:name="T70" style:family="text">
      <style:text-properties fo:color="#0451a5" loext:opacity="100%" officeooo:rsid="004fdd42"/>
    </style:style>
    <style:style style:name="T71" style:family="text">
      <style:text-properties fo:color="#0451a5" loext:opacity="100%" officeooo:rsid="00527951"/>
    </style:style>
    <style:style style:name="T72" style:family="text">
      <style:text-properties fo:color="#0451a5" loext:opacity="100%" officeooo:rsid="00758ad9"/>
    </style:style>
    <style:style style:name="T73" style:family="text">
      <style:text-properties officeooo:rsid="0035cda4"/>
    </style:style>
    <style:style style:name="T74" style:family="text">
      <style:text-properties style:font-name="Liberation Serif" fo:font-size="12pt" style:text-underline-style="none" fo:font-weight="normal" officeooo:rsid="0035cda4" style:font-size-asian="10.5pt" style:font-weight-asian="normal" style:font-size-complex="12pt" style:font-weight-complex="normal"/>
    </style:style>
    <style:style style:name="T75" style:family="text">
      <style:text-properties style:font-name="Liberation Serif" fo:font-size="12pt" style:text-underline-style="none" fo:font-weight="normal" officeooo:rsid="0005bd6b" style:font-size-asian="12pt" style:font-weight-asian="normal" style:font-size-complex="12pt" style:font-weight-complex="normal"/>
    </style:style>
    <style:style style:name="T76" style:family="text">
      <style:text-properties style:font-name="Liberation Serif" fo:font-size="12pt" style:text-underline-style="none" fo:font-weight="normal" officeooo:rsid="002b7797" style:font-size-asian="12pt" style:font-weight-asian="normal" style:font-size-complex="12pt" style:font-weight-complex="normal"/>
    </style:style>
    <style:style style:name="T77" style:family="text">
      <style:text-properties style:font-name="Liberation Serif" fo:font-size="12pt" style:text-underline-style="none" fo:font-weight="normal" officeooo:rsid="00067db1" style:font-size-asian="12pt" style:font-weight-asian="normal" style:font-size-complex="12pt" style:font-weight-complex="normal"/>
    </style:style>
    <style:style style:name="T78" style:family="text">
      <style:text-properties style:font-name="Liberation Serif" fo:font-size="12pt" style:text-underline-style="none" fo:font-weight="normal" officeooo:rsid="0071c385" style:font-size-asian="12pt" style:font-weight-asian="normal" style:font-size-complex="12pt" style:font-weight-complex="normal"/>
    </style:style>
    <style:style style:name="T79" style:family="text">
      <style:text-properties officeooo:rsid="005ec2cf"/>
    </style:style>
    <style:style style:name="T80" style:family="text">
      <style:text-properties officeooo:rsid="00633d13"/>
    </style:style>
    <style:style style:name="T81" style:family="text">
      <style:text-properties officeooo:rsid="0063b86d"/>
    </style:style>
    <style:style style:name="T82" style:family="text">
      <style:text-properties fo:font-size="12pt" style:text-underline-style="none" fo:font-weight="normal" officeooo:rsid="000611e5" style:font-size-asian="12pt" style:font-weight-asian="normal" style:font-size-complex="12pt" style:font-weight-complex="normal"/>
    </style:style>
    <style:style style:name="T83" style:family="text">
      <style:text-properties fo:font-size="12pt" style:text-underline-style="none" fo:font-weight="normal" officeooo:rsid="00081de4" style:font-size-asian="12pt" style:font-weight-asian="normal" style:font-size-complex="12pt" style:font-weight-complex="normal"/>
    </style:style>
    <style:style style:name="T84" style:family="text">
      <style:text-properties fo:font-size="12pt" style:text-underline-style="none" fo:font-weight="normal" officeooo:rsid="0005bd6b" style:font-size-asian="12pt" style:font-weight-asian="normal" style:font-size-complex="12pt" style:font-weight-complex="normal"/>
    </style:style>
    <style:style style:name="T85" style:family="text">
      <style:text-properties fo:font-size="12pt" style:text-underline-style="none" fo:font-weight="normal" officeooo:rsid="00081de4" style:font-size-asian="10.5pt" style:font-weight-asian="normal" style:font-size-complex="12pt" style:font-weight-complex="normal"/>
    </style:style>
    <style:style style:name="T86" style:family="text">
      <style:text-properties fo:font-size="12pt" style:text-underline-style="none" fo:font-weight="normal" officeooo:rsid="0009c32a" style:font-size-asian="10.5pt" style:font-weight-asian="normal" style:font-size-complex="12pt" style:font-weight-complex="normal"/>
    </style:style>
    <style:style style:name="T87" style:family="text">
      <style:text-properties fo:font-size="12pt" style:text-underline-style="none" fo:font-weight="normal" officeooo:rsid="000beb16" style:font-size-asian="10.5pt" style:font-weight-asian="normal" style:font-size-complex="12pt" style:font-weight-complex="normal"/>
    </style:style>
    <style:style style:name="T88" style:family="text">
      <style:text-properties fo:font-size="12pt" style:text-underline-style="none" fo:font-weight="normal" officeooo:rsid="000d6d51" style:font-size-asian="10.5pt" style:font-weight-asian="normal" style:font-size-complex="12pt" style:font-weight-complex="normal"/>
    </style:style>
    <style:style style:name="T89" style:family="text">
      <style:text-properties officeooo:rsid="006db7be"/>
    </style:style>
    <style:style style:name="T90" style:family="text">
      <style:text-properties officeooo:rsid="0071c385"/>
    </style:style>
    <style:style style:name="T91" style:family="text">
      <style:text-properties officeooo:rsid="00747cd6"/>
    </style:style>
    <style:style style:name="T92" style:family="text">
      <style:text-properties officeooo:rsid="00758a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TESTS DE CAJA NEGRA - ABM USUARIO -:</text:p>
      <text:p text:style-name="P54"/>
      <text:p text:style-name="P54"/>
      <text:p text:style-name="P55">ADD:</text:p>
      <text:p text:style-name="P133"/>
      <text:p text:style-name="P150">Insertar usuario al momento inexistente, con todos los campos <text:span text:style-name="T91">(salvo el campo id)</text:span> y valores sintácticamente correctos, <text:span text:style-name="T1">definiendo </text:span><text:span text:style-name="T92">un</text:span><text:span text:style-name="T1"> rol sintácticamente correcto: </text:span></text:p>
      <text:p text:style-name="P150"/>
      <text:p text:style-name="P152"><text:span text:style-name="T38">Input para output </text:span><text:span text:style-name="T39">OK</text:span><text:span text:style-name="T38">:</text:span></text:p>
      <text:p text:style-name="P135"><text:span text:style-name="T84">{</text:span></text:p>
      <text:p text:style-name="P135"><text:span text:style-name="T25"><text:tab/>"date"</text:span>:<text:span text:style-name="T52">"2021-06-18"</text:span>,</text:p>
      <text:p text:style-name="P135"><text:span text:style-name="T25"><text:tab/>"name"</text:span>:<text:span text:style-name="T52">"name</text:span><text:span text:style-name="T72">1</text:span><text:span text:style-name="T52">"</text:span>,</text:p>
      <text:p text:style-name="P135"><text:span text:style-name="T25"><text:tab/>"password"</text:span>:<text:span text:style-name="T52">"password</text:span><text:span text:style-name="T72">1</text:span><text:span text:style-name="T52">"</text:span>,</text:p>
      <text:p text:style-name="P135"><text:span text:style-name="T25"><text:tab/>"roles"</text:span>: <text:s/>[<text:tab/>{<text:span text:style-name="T25">"nameRole"</text:span>:<text:span text:style-name="T52">"role1"</text:span>,<text:span text:style-name="T25">"description"</text:span>:<text:span text:style-name="T52">"desc1"</text:span>,<text:span text:style-name="T25">"users"</text:span>:[]},</text:p>
      <text:p text:style-name="P135"><text:tab/><text:tab/><text:tab/>{<text:span text:style-name="T25">"nameRole"</text:span>:<text:span text:style-name="T52">"role2"</text:span>,<text:span text:style-name="T25">"description"</text:span>:<text:span text:style-name="T52">"desc2"</text:span>,<text:span text:style-name="T25">"users"</text:span>:[]}</text:p>
      <text:p text:style-name="P135"><text:tab/><text:tab/> <text:s/>]</text:p>
      <text:p text:style-name="P128">}</text:p>
      <text:p text:style-name="P65"/>
      <text:p text:style-name="P65"/>
      <text:p text:style-name="P65">Insertar usuario al momento inexistente, con todos los campos <text:span text:style-name="T91">(salvo el campo id)</text:span> y valores sintácticamente correctos, <text:span text:style-name="T1">definiendo dos roles sintácticamente correctos: </text:span></text:p>
      <text:p text:style-name="P65"/>
      <text:p text:style-name="P67"><text:span text:style-name="T38">Input para output </text:span><text:span text:style-name="T39">OK</text:span><text:span text:style-name="T38">:</text:span></text:p>
      <text:p text:style-name="P2"><text:span text:style-name="T84">{</text:span></text:p>
      <text:p text:style-name="P2"><text:span text:style-name="T25"><text:tab/>"date"</text:span>:<text:span text:style-name="T52">"2021-06-18"</text:span>,</text:p>
      <text:p text:style-name="P2"><text:span text:style-name="T25"><text:tab/>"name"</text:span>:<text:span text:style-name="T52">"name</text:span><text:span text:style-name="T54">2</text:span><text:span text:style-name="T52">"</text:span>,</text:p>
      <text:p text:style-name="P2"><text:span text:style-name="T25"><text:tab/>"password"</text:span>:<text:span text:style-name="T52">"password</text:span><text:span text:style-name="T54">2</text:span><text:span text:style-name="T52">"</text:span>,</text:p>
      <text:p text:style-name="P2"><text:span text:style-name="T25"><text:tab/>"roles"</text:span>: <text:s/>[<text:tab/>{<text:span text:style-name="T25">"nameRole"</text:span>:<text:span text:style-name="T52">"role1"</text:span>,<text:span text:style-name="T25">"description"</text:span>:<text:span text:style-name="T52">"desc1"</text:span>,<text:span text:style-name="T25">"users"</text:span>:[]},</text:p>
      <text:p text:style-name="P2"><text:tab/><text:tab/><text:tab/>{<text:span text:style-name="T25">"nameRole"</text:span>:<text:span text:style-name="T52">"role2"</text:span>,<text:span text:style-name="T25">"description"</text:span>:<text:span text:style-name="T52">"desc2"</text:span>,<text:span text:style-name="T25">"users"</text:span>:[]}</text:p>
      <text:p text:style-name="P2"><text:tab/><text:tab/> <text:s/>]</text:p>
      <text:p text:style-name="P19">}</text:p>
      <text:p text:style-name="P64"/>
      <text:p text:style-name="P82">Insertar usuario con los campos mínimos admisibles, sintácticamente correctos:</text:p>
      <text:p text:style-name="P82"/>
      <text:p text:style-name="P68"><text:span text:style-name="T38">Input para output </text:span><text:span text:style-name="T39">OK</text:span><text:span text:style-name="T38">:</text:span></text:p>
      <text:p text:style-name="P82"/>
      <text:p text:style-name="P20">{</text:p>
      <text:p text:style-name="P3"><text:span text:style-name="T25"><text:tab/>"name"</text:span>:<text:span text:style-name="T52">"name</text:span><text:span text:style-name="T59">3</text:span><text:span text:style-name="T52">"</text:span>,</text:p>
      <text:p text:style-name="P3"><text:span text:style-name="T25"><text:tab/>"password"</text:span>:<text:span text:style-name="T52">"password</text:span><text:span text:style-name="T59">3</text:span><text:span text:style-name="T52">"</text:span></text:p>
      <text:p text:style-name="P20">}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56"><text:soft-page-break/>OUTPUTS NOT OK:</text:p>
      <text:p text:style-name="P56"/>
      <text:p text:style-name="P58">FALTA VALIDAR Q UN USUARIO NO PUEDE TENER DUPLICADOS LOS ROLES</text:p>
      <text:p text:style-name="P60"/>
      <text:p text:style-name="P87">Insertar input <text:span text:style-name="T73">OK </text:span>con endpoint incorrecto:</text:p>
      <text:p text:style-name="P87"/>
      <text:list xml:id="list652187084" text:style-name="L1">
        <text:list-item>
          <text:p text:style-name="P124"><text:span text:style-name="T74">Input: </text:span><text:span text:style-name="T47">{</text:span><text:span text:style-name="T26">"name"</text:span><text:span text:style-name="T51">:</text:span><text:span text:style-name="T55">"name</text:span><text:span text:style-name="T56">4</text:span><text:span text:style-name="T55">"</text:span><text:span text:style-name="T51">, </text:span><text:span text:style-name="T26">"password"</text:span><text:span text:style-name="T51">:</text:span><text:span text:style-name="T55">"password</text:span><text:span text:style-name="T56">4</text:span><text:span text:style-name="T55">"</text:span><text:span text:style-name="T47">}</text:span></text:p>
          <text:p text:style-name="P126">Tipo de envío: POST. </text:p>
          <text:p text:style-name="P126">Endpoint: http://localhost:8040/user/addd</text:p>
          <text:p text:style-name="P126"/>
        </text:list-item>
        <text:list-item>
          <text:p text:style-name="P124"><text:span text:style-name="T50">Input: </text:span><text:span text:style-name="T47">{</text:span><text:span text:style-name="T27">"name"</text:span><text:span text:style-name="T48">:</text:span><text:span text:style-name="T57">"name</text:span><text:span text:style-name="T58">5</text:span><text:span text:style-name="T57">"</text:span><text:span text:style-name="T48">, </text:span><text:span text:style-name="T27">"password"</text:span><text:span text:style-name="T48">:</text:span><text:span text:style-name="T57">"password</text:span><text:span text:style-name="T58">5</text:span><text:span text:style-name="T57">"</text:span><text:span text:style-name="T47">}</text:span></text:p>
          <text:p text:style-name="P126">Tipo de envío: POST.</text:p>
          <text:p text:style-name="P124"><text:span text:style-name="T48">Endpoint: http://localhost:8040/user</text:span><text:span text:style-name="T49">r</text:span><text:span text:style-name="T48">/add</text:span></text:p>
          <text:p text:style-name="P126"/>
        </text:list-item>
        <text:list-item>
          <text:p text:style-name="P124"><text:span text:style-name="T50">Input: </text:span><text:span text:style-name="T47">{</text:span><text:span text:style-name="T27">"name"</text:span><text:span text:style-name="T48">:</text:span><text:span text:style-name="T57">"name</text:span><text:span text:style-name="T58">6</text:span><text:span text:style-name="T57">"</text:span><text:span text:style-name="T48">, </text:span><text:span text:style-name="T27">"password"</text:span><text:span text:style-name="T48">:</text:span><text:span text:style-name="T57">"password</text:span><text:span text:style-name="T58">6</text:span><text:span text:style-name="T57">"</text:span><text:span text:style-name="T47">}</text:span></text:p>
          <text:p text:style-name="P126">Tipo de envío: POST.</text:p>
          <text:p text:style-name="P124"><text:span text:style-name="T48">Endpoint: http://localhost:804</text:span><text:span text:style-name="T49">1</text:span><text:span text:style-name="T48">/user/add</text:span></text:p>
          <text:p text:style-name="P126"/>
        </text:list-item>
        <text:list-item>
          <text:p text:style-name="P124"><text:span text:style-name="T50">Input: </text:span><text:span text:style-name="T47">{</text:span><text:span text:style-name="T27">"name"</text:span><text:span text:style-name="T48">:</text:span><text:span text:style-name="T57">"name</text:span><text:span text:style-name="T58">7</text:span><text:span text:style-name="T57">"</text:span><text:span text:style-name="T48">, </text:span><text:span text:style-name="T27">"password"</text:span><text:span text:style-name="T48">:</text:span><text:span text:style-name="T57">"password</text:span><text:span text:style-name="T58">7</text:span><text:span text:style-name="T57">"</text:span><text:span text:style-name="T47">}</text:span></text:p>
          <text:p text:style-name="P124"><text:span text:style-name="T48">Tipo de envío: P</text:span><text:span text:style-name="T49">UT</text:span><text:span text:style-name="T48">. </text:span></text:p>
          <text:p text:style-name="P126">Endpoint: http://localhost:8040/user/add</text:p>
        </text:list-item>
      </text:list>
      <text:p text:style-name="P99"/>
      <text:p text:style-name="P92"><text:span text:style-name="T3">Insertar usuario con los campos mínimos admisibles sintácticamente correctos, </text:span><text:span text:style-name="T2">salvo el</text:span> <text:span text:style-name="T6">valor del </text:span>campo id mal definido sintácticamente:</text:p>
      <text:p text:style-name="P92"/>
      <text:p text:style-name="P69"><text:span text:style-name="T38">Input para output </text:span><text:span text:style-name="T40">NOT </text:span><text:span text:style-name="T39">OK</text:span><text:span text:style-name="T38">:</text:span></text:p>
      <text:p text:style-name="P92"/>
      <text:p text:style-name="P21">{</text:p>
      <text:p text:style-name="P121"><text:span text:style-name="T46"><text:tab/></text:span><text:span text:style-name="T28">"</text:span><text:span text:style-name="T29">id</text:span><text:span text:style-name="T28">"</text:span><text:span text:style-name="T46">:</text:span><text:span text:style-name="T61">"</text:span><text:span text:style-name="T62">a</text:span><text:span text:style-name="T61">"</text:span><text:span text:style-name="T46">,</text:span></text:p>
      <text:p text:style-name="P4"><text:span text:style-name="T25"><text:tab/>"name"</text:span>:<text:span text:style-name="T52">"name</text:span><text:span text:style-name="T63">9</text:span><text:span text:style-name="T52">"</text:span>,</text:p>
      <text:p text:style-name="P4"><text:span text:style-name="T25"><text:tab/>"password"</text:span>:<text:span text:style-name="T52">"password</text:span><text:span text:style-name="T63">9</text:span><text:span text:style-name="T52">"</text:span></text:p>
      <text:p text:style-name="P21">}</text:p>
      <text:p text:style-name="P92"/>
      <text:p text:style-name="P93"><text:span text:style-name="T3">Insertar usuario con los campos mínimos admisibles sintácticamente correctos, </text:span><text:span text:style-name="T2">salvo el</text:span> campo <text:span text:style-name="T7">nombre</text:span> mal definido sintácticamente:</text:p>
      <text:p text:style-name="P93"/>
      <text:p text:style-name="P70"><text:span text:style-name="T38">Input para output </text:span><text:span text:style-name="T40">NOT </text:span><text:span text:style-name="T39">OK</text:span><text:span text:style-name="T38">:</text:span></text:p>
      <text:p text:style-name="P38"/>
      <text:p text:style-name="P22">{</text:p>
      <text:p text:style-name="P5"><text:span text:style-name="T25"><text:tab/>"n</text:span><text:span text:style-name="T30">ombre</text:span><text:span text:style-name="T25">"</text:span>:<text:span text:style-name="T52">"name</text:span><text:span text:style-name="T63">9</text:span><text:span text:style-name="T52">"</text:span>,</text:p>
      <text:p text:style-name="P5"><text:span text:style-name="T25"><text:tab/>"password"</text:span>:<text:span text:style-name="T52">"password</text:span><text:span text:style-name="T63">9</text:span><text:span text:style-name="T52">"</text:span></text:p>
      <text:p text:style-name="P22">}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3"><text:soft-page-break/><text:span text:style-name="T3">Insertar usuario con los campos mínimos admisibles sintácticamente correctos, </text:span><text:span text:style-name="T2">salvo el</text:span> <text:span text:style-name="T6">valor del </text:span>campo <text:span text:style-name="T7">nombre</text:span> mal definido sintácticamente:</text:p>
      <text:p text:style-name="P93"/>
      <text:p text:style-name="P71"><text:span text:style-name="T38">Input para output </text:span><text:span text:style-name="T40">NOT </text:span><text:span text:style-name="T39">OK</text:span><text:span text:style-name="T38">:</text:span></text:p>
      <text:p text:style-name="P39"/>
      <text:p text:style-name="P23">{</text:p>
      <text:p text:style-name="P6"><text:span text:style-name="T25"><text:tab/>"n</text:span><text:span text:style-name="T31">ame</text:span><text:span text:style-name="T25">"</text:span>:<text:span text:style-name="T52">name</text:span><text:span text:style-name="T64">10</text:span>,</text:p>
      <text:p text:style-name="P6"><text:span text:style-name="T25"><text:tab/>"password"</text:span>:<text:span text:style-name="T52">"password</text:span><text:span text:style-name="T65">10</text:span><text:span text:style-name="T52">"</text:span></text:p>
      <text:p text:style-name="P23">}</text:p>
      <text:p text:style-name="P93"/>
      <text:p text:style-name="P94"><text:span text:style-name="T3">Insertar usuario con los campos mínimos admisibles sintácticamente correctos, </text:span><text:span text:style-name="T2">salvo el</text:span> campo <text:span text:style-name="T8">contraseña</text:span> mal definido sintácticamente:</text:p>
      <text:p text:style-name="P94"/>
      <text:p text:style-name="P72"><text:span text:style-name="T38">Input para output </text:span><text:span text:style-name="T40">NOT </text:span><text:span text:style-name="T39">OK</text:span><text:span text:style-name="T38">:</text:span></text:p>
      <text:p text:style-name="P40"/>
      <text:p text:style-name="P24">{</text:p>
      <text:p text:style-name="P7"><text:span text:style-name="T25"><text:tab/>"n</text:span><text:span text:style-name="T31">ame</text:span><text:span text:style-name="T25">"</text:span>:<text:span text:style-name="T52">name</text:span><text:span text:style-name="T64">1</text:span><text:span text:style-name="T65">1</text:span>,</text:p>
      <text:p text:style-name="P7"><text:span text:style-name="T25"><text:tab/>"password</text:span><text:span text:style-name="T32">d</text:span><text:span text:style-name="T25">"</text:span>:<text:span text:style-name="T52">"password</text:span><text:span text:style-name="T65">11</text:span><text:span text:style-name="T52">"</text:span></text:p>
      <text:p text:style-name="P24">}</text:p>
      <text:p text:style-name="P94"/>
      <text:p text:style-name="P94"><text:span text:style-name="T3">Insertar usuario con los campos mínimos admisibles sintácticamente correctos, </text:span><text:span text:style-name="T2">salvo el</text:span> <text:span text:style-name="T6">valor del </text:span>campo <text:span text:style-name="T8">contraseña</text:span> mal definido sintácticamente:</text:p>
      <text:p text:style-name="P94"/>
      <text:p text:style-name="P73"><text:span text:style-name="T38">Input para output </text:span><text:span text:style-name="T40">NOT </text:span><text:span text:style-name="T39">OK</text:span><text:span text:style-name="T38">:</text:span></text:p>
      <text:p text:style-name="P41"/>
      <text:p text:style-name="P25">{</text:p>
      <text:p text:style-name="P8"><text:span text:style-name="T25"><text:tab/>"n</text:span><text:span text:style-name="T31">ame</text:span><text:span text:style-name="T25">"</text:span>:<text:span text:style-name="T52">name</text:span><text:span text:style-name="T66">12</text:span>,</text:p>
      <text:p text:style-name="P8"><text:span text:style-name="T25"><text:tab/>"password"</text:span>:<text:span text:style-name="T52">password</text:span><text:span text:style-name="T65">1</text:span><text:span text:style-name="T66">2</text:span></text:p>
      <text:p text:style-name="P25">}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94"/>
      <text:p text:style-name="P122"><text:soft-page-break/><text:span text:style-name="T82">Insertar usuario con los campos mínimos admisibles sintácticamente correctos, </text:span><text:span text:style-name="T83">salvo el</text:span><text:span text:style-name="T85"> </text:span><text:span text:style-name="T86">valor del </text:span><text:span text:style-name="T85">campo </text:span><text:span text:style-name="T87">roles</text:span><text:span text:style-name="T85"> mal definido sintácticamente </text:span><text:span text:style-name="T88">o semánticamente</text:span><text:span text:style-name="T85">:</text:span></text:p>
      <text:p text:style-name="P33"/>
      <text:list xml:id="list3588408849" text:style-name="L2">
        <text:list-item>
          <text:p text:style-name="P136">Insertar el valor del campo id de rol, mal definido sintácticamente:</text:p>
          <text:p text:style-name="P136"/>
        </text:list-item>
      </text:list>
      <text:p text:style-name="P74"><text:span text:style-name="T38">Input para output </text:span><text:span text:style-name="T40">NOT </text:span><text:span text:style-name="T39">OK</text:span><text:span text:style-name="T38">:</text:span></text:p>
      <text:p text:style-name="P101"/>
      <text:p text:style-name="P28"><text:tab/>{</text:p>
      <text:p text:style-name="P10"><text:span text:style-name="T25"><text:tab/><text:tab/>"name"</text:span>:<text:span text:style-name="T52">"name1</text:span><text:span text:style-name="T68">4</text:span><text:span text:style-name="T52">"</text:span>,</text:p>
      <text:p text:style-name="P10"><text:span text:style-name="T25"><text:tab/><text:tab/>"password"</text:span>:<text:span text:style-name="T52">"password1</text:span><text:span text:style-name="T68">4</text:span><text:span text:style-name="T52">"</text:span>,</text:p>
      <text:p text:style-name="P10"><text:span text:style-name="T25"><text:tab/><text:tab/>"rol</text:span><text:span text:style-name="T34">es</text:span><text:span text:style-name="T25">"</text:span>:[{<text:span text:style-name="T25">"</text:span><text:span text:style-name="T33">id</text:span><text:span text:style-name="T25">"</text:span>:<text:span text:style-name="T52">"</text:span><text:span text:style-name="T68">a</text:span><text:span text:style-name="T52">",</text:span><text:span text:style-name="T25">"nameRole"</text:span>:<text:span text:style-name="T52">"role1"</text:span>,<text:span text:style-name="T25">"description"</text:span>:<text:span text:style-name="T52">"desc</text:span><text:span text:style-name="T68">1</text:span><text:span text:style-name="T52">"</text:span>,<text:span text:style-name="T25">"users"</text:span>:[]}]</text:p>
      <text:p text:style-name="P42"><text:tab/>}</text:p>
      <text:p text:style-name="P42"/>
      <text:list xml:id="list224856450146452" text:continue-numbering="true" text:style-name="L2">
        <text:list-item>
          <text:p text:style-name="P136">Insertar campo nombre de rol, mal definido sintácticamente:</text:p>
        </text:list-item>
      </text:list>
      <text:p text:style-name="P101"/>
      <text:p text:style-name="P74"><text:span text:style-name="T38">Input para output </text:span><text:span text:style-name="T40">NOT </text:span><text:span text:style-name="T39">OK</text:span><text:span text:style-name="T38">:</text:span></text:p>
      <text:p text:style-name="P102"/>
      <text:p text:style-name="P29"><text:tab/>{</text:p>
      <text:p text:style-name="P11"><text:span text:style-name="T25"><text:tab/><text:tab/>"name"</text:span>:<text:span text:style-name="T52">"name1</text:span><text:span text:style-name="T68">4</text:span><text:span text:style-name="T52">"</text:span>,</text:p>
      <text:p text:style-name="P11"><text:span text:style-name="T25"><text:tab/><text:tab/>"password"</text:span>:<text:span text:style-name="T52">"password1</text:span><text:span text:style-name="T68">4</text:span><text:span text:style-name="T52">"</text:span>,</text:p>
      <text:p text:style-name="P11"><text:span text:style-name="T25"><text:tab/><text:tab/>"rol</text:span><text:span text:style-name="T34">es</text:span><text:span text:style-name="T25">"</text:span>:[{<text:span text:style-name="T25">"name"</text:span>:<text:span text:style-name="T52">"role1"</text:span>,<text:span text:style-name="T25">"description"</text:span>:<text:span text:style-name="T52">"desc</text:span><text:span text:style-name="T68">1</text:span><text:span text:style-name="T52">"</text:span>,<text:span text:style-name="T25">"users"</text:span>:[]}]</text:p>
      <text:p text:style-name="P43"><text:tab/>}</text:p>
      <text:p text:style-name="P43"/>
      <text:list xml:id="list224856145824807" text:continue-numbering="true" text:style-name="L2">
        <text:list-item>
          <text:p text:style-name="P136">Insertar el valor del campo nombre de rol, mal definido sintácticamente:</text:p>
        </text:list-item>
      </text:list>
      <text:p text:style-name="P101"/>
      <text:p text:style-name="P75"><text:span text:style-name="T38">Input para output </text:span><text:span text:style-name="T40">NOT </text:span><text:span text:style-name="T39">OK</text:span><text:span text:style-name="T38">:</text:span></text:p>
      <text:p text:style-name="P103"/>
      <text:p text:style-name="P30"><text:tab/>{</text:p>
      <text:p text:style-name="P12"><text:span text:style-name="T25"><text:tab/><text:tab/>"name"</text:span>:<text:span text:style-name="T52">"name1</text:span><text:span text:style-name="T69">5</text:span><text:span text:style-name="T52">"</text:span>,</text:p>
      <text:p text:style-name="P12"><text:span text:style-name="T25"><text:tab/><text:tab/>"password"</text:span>:<text:span text:style-name="T52">"password1</text:span><text:span text:style-name="T69">5</text:span><text:span text:style-name="T52">"</text:span>,</text:p>
      <text:p text:style-name="P12"><text:span text:style-name="T25"><text:tab/><text:tab/>"rol</text:span><text:span text:style-name="T35">es</text:span><text:span text:style-name="T25">"</text:span>:[{<text:span text:style-name="T25">"name</text:span><text:span text:style-name="T37">Role</text:span><text:span text:style-name="T25">"</text:span>:<text:span text:style-name="T52">role1</text:span>,<text:span text:style-name="T25">"description"</text:span>:<text:span text:style-name="T52">"desc</text:span><text:span text:style-name="T68">1</text:span><text:span text:style-name="T52">"</text:span>,<text:span text:style-name="T25">"users"</text:span>:[]}]</text:p>
      <text:p text:style-name="P44"><text:tab/>}</text:p>
      <text:p text:style-name="P45"/>
      <text:list xml:id="list224855191642294" text:continue-numbering="true" text:style-name="L2">
        <text:list-item>
          <text:p text:style-name="P136">Insertar el valor del campo descripción de rol, mal definido sintácticamente:</text:p>
        </text:list-item>
      </text:list>
      <text:p text:style-name="P101"/>
      <text:p text:style-name="P76"><text:span text:style-name="T38">Input para output </text:span><text:span text:style-name="T40">NOT </text:span><text:span text:style-name="T39">OK</text:span><text:span text:style-name="T38">:</text:span></text:p>
      <text:p text:style-name="P104"/>
      <text:p text:style-name="P31"><text:tab/>{</text:p>
      <text:p text:style-name="P13"><text:span text:style-name="T25"><text:tab/><text:tab/>"name"</text:span>:<text:span text:style-name="T52">"name1</text:span><text:span text:style-name="T71">7</text:span><text:span text:style-name="T52">"</text:span>,</text:p>
      <text:p text:style-name="P13"><text:span text:style-name="T25"><text:tab/><text:tab/>"password"</text:span>:<text:span text:style-name="T52">"password1</text:span><text:span text:style-name="T71">7</text:span><text:span text:style-name="T52">"</text:span>,</text:p>
      <text:p text:style-name="P13"><text:span text:style-name="T25"><text:tab/><text:tab/>"rol</text:span><text:span text:style-name="T35">es</text:span><text:span text:style-name="T25">"</text:span>:[{<text:span text:style-name="T25">"name</text:span><text:span text:style-name="T36">Role</text:span><text:span text:style-name="T25">"</text:span>: <text:span text:style-name="T52">"role1"</text:span>,<text:span text:style-name="T25">"description"</text:span>:<text:span text:style-name="T52">desc</text:span><text:span text:style-name="T68">1</text:span>,<text:span text:style-name="T25">"users"</text:span>:[]}]</text:p>
      <text:p text:style-name="P46"><text:tab/>}</text:p>
      <text:p text:style-name="P101"/>
      <text:list xml:id="list224856591190281" text:continue-numbering="true" text:style-name="L2">
        <text:list-item>
          <text:p text:style-name="P136">Insertar el valor del campo usuarios del rol, mal definido sintácticamente:</text:p>
        </text:list-item>
      </text:list>
      <text:p text:style-name="P101"/>
      <text:p text:style-name="P77"><text:span text:style-name="T38">Input para output </text:span><text:span text:style-name="T40">NOT </text:span><text:span text:style-name="T39">OK</text:span><text:span text:style-name="T38">:</text:span></text:p>
      <text:p text:style-name="P105"/>
      <text:p text:style-name="P32"><text:tab/>{</text:p>
      <text:p text:style-name="P14"><text:span text:style-name="T25"><text:tab/><text:tab/>"name"</text:span>:<text:span text:style-name="T52">"name1</text:span><text:span text:style-name="T71">7</text:span><text:span text:style-name="T52">"</text:span>,</text:p>
      <text:p text:style-name="P14"><text:span text:style-name="T25"><text:tab/><text:tab/>"password"</text:span>:<text:span text:style-name="T52">"password1</text:span><text:span text:style-name="T71">7</text:span><text:span text:style-name="T52">"</text:span>,</text:p>
      <text:p text:style-name="P14"><text:span text:style-name="T25"><text:tab/><text:tab/>"rol</text:span><text:span text:style-name="T35">es</text:span><text:span text:style-name="T25">"</text:span>:[{<text:span text:style-name="T25">"name</text:span><text:span text:style-name="T36">Role</text:span><text:span text:style-name="T25">"</text:span>: <text:span text:style-name="T52">"role1"</text:span>,<text:span text:style-name="T25">"description"</text:span>:<text:span text:style-name="T52">desc</text:span><text:span text:style-name="T68">1</text:span>,<text:span text:style-name="T25">"user"</text:span>:<text:span text:style-name="T52">"</text:span>[]<text:span text:style-name="T52">"</text:span>}]</text:p>
      <text:p text:style-name="P47"><text:tab/>}</text:p>
      <text:p text:style-name="P51"><text:soft-page-break/>OUTPUTS <text:span text:style-name="T80">WARNINGS </text:span></text:p>
      <text:p text:style-name="P51"><text:span text:style-name="T81">(se realiza la persistencia en BD con devolución de warning al cliente)</text:span>:</text:p>
      <text:p text:style-name="P52"/>
      <text:p text:style-name="P116"/>
      <text:p text:style-name="P117">Insertar usuario existente (definiendo <text:s/>el campo <text:span text:style-name="T89">name</text:span> de manera sintácticamente correcta, con un valor sintácticamente correcto pero semánticamente correspondiendo a un <text:span text:style-name="T89">nombre</text:span> ya registrado en la BD):</text:p>
      <text:p text:style-name="P117"/>
      <text:p text:style-name="P78"><text:span text:style-name="T38">Input para output </text:span><text:span text:style-name="T41">WARNING</text:span><text:span text:style-name="T38">:</text:span></text:p>
      <text:p text:style-name="P117"/>
      <text:p text:style-name="P153"><text:span text:style-name="T46">{</text:span></text:p>
      <text:p text:style-name="P9"><text:span text:style-name="T25"><text:tab/>"name"</text:span>:<text:span text:style-name="T52">"name</text:span><text:span text:style-name="T60">8</text:span><text:span text:style-name="T52">"</text:span>,</text:p>
      <text:p text:style-name="P9"><text:span text:style-name="T25"><text:tab/>"password"</text:span>:<text:span text:style-name="T52">"password</text:span><text:span text:style-name="T60">8</text:span><text:span text:style-name="T52">"</text:span></text:p>
      <text:p text:style-name="P27">}</text:p>
      <text:p text:style-name="P86"/>
      <text:p text:style-name="P98"><text:span text:style-name="T3">Insertar usuario con los campos mínimos admisibles sintácticamente correctos, </text:span><text:span text:style-name="T2">salvo el</text:span> campo <text:span text:style-name="T9">roles </text:span>mal definido sintácticamente:</text:p>
      <text:p text:style-name="P98"/>
      <text:p text:style-name="P78"><text:span text:style-name="T38">Input para output </text:span><text:span text:style-name="T41">WARNING</text:span><text:span text:style-name="T38">:</text:span></text:p>
      <text:p text:style-name="P98"/>
      <text:p text:style-name="P34">{</text:p>
      <text:p text:style-name="P15"><text:span text:style-name="T25"><text:tab/>"name"</text:span>:<text:span text:style-name="T52">"name13"</text:span>,</text:p>
      <text:p text:style-name="P15"><text:span text:style-name="T25"><text:tab/>"password"</text:span>:<text:span text:style-name="T52">"password13"</text:span>,</text:p>
      <text:p text:style-name="P15"><text:span text:style-name="T25"><text:tab/>"rol"</text:span>:[{<text:span text:style-name="T25">"nameRole"</text:span>:<text:span text:style-name="T52">"role1"</text:span>,<text:span text:style-name="T25">"description"</text:span>:<text:span text:style-name="T52">"desc1"</text:span>,<text:span text:style-name="T25">"users"</text:span>:[]}]</text:p>
      <text:p text:style-name="P50">}</text:p>
      <text:p text:style-name="P91"/>
      <text:p text:style-name="P123"><text:span text:style-name="T82">Insertar usuario con los campos mínimos admisibles sintácticamente correctos, </text:span><text:span text:style-name="T83">salvo el</text:span><text:span text:style-name="T85"> </text:span><text:span text:style-name="T86">valor del </text:span><text:span text:style-name="T85">campo </text:span><text:span text:style-name="T87">roles</text:span><text:span text:style-name="T85"> mal definido sintácticamente </text:span><text:span text:style-name="T88">o semánticamente</text:span><text:span text:style-name="T85">:</text:span></text:p>
      <text:p text:style-name="P100"/>
      <text:list xml:id="list224855825499763" text:continue-numbering="true" text:style-name="L2">
        <text:list-item>
          <text:p text:style-name="P137">Insertar campo id de rol, mal definido sintácticamente: </text:p>
        </text:list-item>
      </text:list>
      <text:p text:style-name="P106"/>
      <text:p text:style-name="P79"><text:span text:style-name="T38">Input para output </text:span><text:span text:style-name="T42">WARNING</text:span><text:span text:style-name="T38">:</text:span></text:p>
      <text:p text:style-name="P100"/>
      <text:p text:style-name="P35"><text:tab/>{</text:p>
      <text:p text:style-name="P16"><text:span text:style-name="T25"><text:tab/><text:tab/>"name"</text:span>:<text:span text:style-name="T52">"name13"</text:span>,</text:p>
      <text:p text:style-name="P16"><text:span text:style-name="T25"><text:tab/><text:tab/>"password"</text:span>:<text:span text:style-name="T52">"password13"</text:span>,</text:p>
      <text:p text:style-name="P16"><text:span text:style-name="T25"><text:tab/><text:tab/>"rol"</text:span>:[{<text:span text:style-name="T25">"</text:span><text:span text:style-name="T33">idd</text:span><text:span text:style-name="T25">"</text:span>:<text:span text:style-name="T52">"1</text:span><text:span text:style-name="T67">0</text:span><text:span text:style-name="T52">",</text:span><text:span text:style-name="T25">"nameRole"</text:span>:<text:span text:style-name="T52">"role1"</text:span>,<text:span text:style-name="T25">"description"</text:span>:<text:span text:style-name="T52">"desc1"</text:span>,<text:span text:style-name="T25">"users"</text:span>:[]}]</text:p>
      <text:p text:style-name="P106"><text:span text:style-name="T38"><text:tab/>}</text:span><text:tab/></text:p>
      <text:p text:style-name="P106"/>
      <text:list xml:id="list224856309623681" text:continue-numbering="true" text:style-name="L2">
        <text:list-item>
          <text:p text:style-name="P138">Insertar campo descripción de rol, mal definido sintácticamente:</text:p>
        </text:list-item>
      </text:list>
      <text:p text:style-name="P118"/>
      <text:p text:style-name="P80"><text:span text:style-name="T38">Input para output </text:span><text:span text:style-name="T42">WARNING</text:span><text:span text:style-name="T38">:</text:span></text:p>
      <text:p text:style-name="P107"/>
      <text:p text:style-name="P36"><text:tab/>{</text:p>
      <text:p text:style-name="P17"><text:span text:style-name="T25"><text:tab/><text:tab/>"name"</text:span>:<text:span text:style-name="T52">"name1</text:span><text:span text:style-name="T70">6</text:span><text:span text:style-name="T52">"</text:span>,</text:p>
      <text:p text:style-name="P17"><text:span text:style-name="T25"><text:tab/><text:tab/>"password"</text:span>:<text:span text:style-name="T52">"password1</text:span><text:span text:style-name="T70">6</text:span><text:span text:style-name="T52">"</text:span>,</text:p>
      <text:p text:style-name="P17"><text:span text:style-name="T25"><text:tab/><text:tab/>"rol</text:span><text:span text:style-name="T35">es</text:span><text:span text:style-name="T25">"</text:span>:[{<text:span text:style-name="T25">"name</text:span><text:span text:style-name="T36">Role</text:span><text:span text:style-name="T25">"</text:span>: <text:span text:style-name="T52">"role1"</text:span>,<text:span text:style-name="T25">"description</text:span><text:span text:style-name="T35">n</text:span><text:span text:style-name="T25">"</text:span>:<text:span text:style-name="T52">"desc</text:span><text:span text:style-name="T68">1</text:span><text:span text:style-name="T52">"</text:span>,<text:span text:style-name="T25">"users"</text:span>:[]}]</text:p>
      <text:p text:style-name="P49"><text:tab/>}</text:p>
      <text:p text:style-name="P49"/>
      <text:p text:style-name="P49"/>
      <text:p text:style-name="P49"/>
      <text:list xml:id="list224855300373842" text:continue-numbering="true" text:style-name="L2">
        <text:list-item>
          <text:p text:style-name="P129"><text:soft-page-break/>Insertar campo usuarios del rol, mal definido sintácticamente:</text:p>
        </text:list-item>
      </text:list>
      <text:p text:style-name="P108"/>
      <text:p text:style-name="P81"><text:span text:style-name="T38">Input para output </text:span><text:span text:style-name="T43">WARNING</text:span><text:span text:style-name="T38">:</text:span></text:p>
      <text:p text:style-name="P108"/>
      <text:p text:style-name="P37"><text:tab/>{</text:p>
      <text:p text:style-name="P18"><text:span text:style-name="T25"><text:tab/><text:tab/>"name"</text:span>:<text:span text:style-name="T52">"name1</text:span><text:span text:style-name="T71">7</text:span><text:span text:style-name="T52">"</text:span>,</text:p>
      <text:p text:style-name="P18"><text:span text:style-name="T25"><text:tab/><text:tab/>"password"</text:span>:<text:span text:style-name="T52">"password1</text:span><text:span text:style-name="T71">7</text:span><text:span text:style-name="T52">"</text:span>,</text:p>
      <text:p text:style-name="P18"><text:span text:style-name="T25"><text:tab/><text:tab/>"rol</text:span><text:span text:style-name="T35">es</text:span><text:span text:style-name="T25">"</text:span>:[{<text:span text:style-name="T25">"name</text:span><text:span text:style-name="T36">Role</text:span><text:span text:style-name="T25">"</text:span>: <text:span text:style-name="T52">"role1"</text:span>,<text:span text:style-name="T25">"description"</text:span>:<text:span text:style-name="T52">desc</text:span><text:span text:style-name="T68">1</text:span>,<text:span text:style-name="T25">"user"</text:span>:[]}]</text:p>
      <text:p text:style-name="P48"><text:tab/>}</text:p>
      <text:p text:style-name="P108"/>
      <text:p text:style-name="P108"/>
      <text:list xml:id="list224856412139234" text:continue-numbering="true" text:style-name="L2">
        <text:list-item>
          <text:p text:style-name="P139">Insertar el valor del campo usuarios del rol, con valor del campo id de usuario, inexistente:</text:p>
          <text:p text:style-name="P142"/>
        </text:list-item>
      </text:list>
      <text:p text:style-name="P108"/>
      <text:p text:style-name="P81"><text:span text:style-name="T38">Input para output </text:span><text:span text:style-name="T44">WARNING</text:span><text:span text:style-name="T38">:</text:span></text:p>
      <text:p text:style-name="P108"/>
      <text:p text:style-name="P37"><text:tab/>{</text:p>
      <text:p text:style-name="P18"><text:span text:style-name="T25"><text:tab/><text:tab/>"name"</text:span>:<text:span text:style-name="T52">"name1</text:span><text:span text:style-name="T71">7</text:span><text:span text:style-name="T52">"</text:span>,</text:p>
      <text:p text:style-name="P18"><text:span text:style-name="T25"><text:tab/><text:tab/>"password"</text:span>:<text:span text:style-name="T52">"password1</text:span><text:span text:style-name="T71">7</text:span><text:span text:style-name="T52">"</text:span>,</text:p>
      <text:p text:style-name="P18"><text:span text:style-name="T25"><text:tab/><text:tab/>"rol</text:span><text:span text:style-name="T35">es</text:span><text:span text:style-name="T25">"</text:span>:[{<text:span text:style-name="T25">"name</text:span><text:span text:style-name="T36">Role</text:span><text:span text:style-name="T25">"</text:span>: <text:span text:style-name="T52">"role1"</text:span>,<text:span text:style-name="T25">"description"</text:span>:<text:span text:style-name="T52">desc</text:span><text:span text:style-name="T68">1</text:span>,<text:span text:style-name="T25">"user"</text:span>:[<text:span text:style-name="T79">{}</text:span>]}]</text:p>
      <text:p text:style-name="P48"><text:tab/>}</text:p>
      <text:p text:style-name="P48"/>
      <text:p text:style-name="P91"/>
      <text:p text:style-name="P155"><text:span text:style-name="T75"/></text:p>
      <text:p text:style-name="P125"><text:span text:style-name="T75">Insertar usuario al momento inexistente </text:span><text:span text:style-name="T76">(id y nombre aún inexistente)</text:span><text:span text:style-name="T75">, con todos los campos y valores sintácticamente correctos, </text:span><text:span text:style-name="T77">definiendo un rol sintácticamente correcto</text:span><text:span text:style-name="T75"> </text:span><text:span text:style-name="T78">(incluyendo el campo id que es un dato que no se necesita y puede no corresponder con el id generado desde el servidor asociado al usuarioen cuestión)</text:span><text:span text:style-name="T77">: </text:span></text:p>
      <text:p text:style-name="P127"/>
      <text:p text:style-name="P151"><text:span text:style-name="T38">Input para output </text:span><text:span text:style-name="T45">WARNING</text:span><text:span text:style-name="T38">:</text:span></text:p>
      <text:p text:style-name="P127">{</text:p>
      <text:p text:style-name="P132"><text:span text:style-name="T25"><text:tab/>"id"</text:span>:<text:span text:style-name="T52">"1"</text:span>,</text:p>
      <text:p text:style-name="P132"><text:span text:style-name="T25"><text:tab/>"date"</text:span>:<text:span text:style-name="T52">"2021-06-18"</text:span>,</text:p>
      <text:p text:style-name="P132"><text:span text:style-name="T25"><text:tab/>"name"</text:span>:<text:span text:style-name="T52">"name</text:span><text:span text:style-name="T53">1</text:span><text:span text:style-name="T52">"</text:span>,</text:p>
      <text:p text:style-name="P132"><text:span text:style-name="T25"><text:tab/>"password"</text:span>:<text:span text:style-name="T52">"password</text:span><text:span text:style-name="T53">1</text:span><text:span text:style-name="T52">"</text:span>,</text:p>
      <text:p text:style-name="P132"><text:span text:style-name="T25"><text:tab/>"roles"</text:span>:[ {<text:span text:style-name="T25">"nameRole"</text:span>:<text:span text:style-name="T52">"role1"</text:span>,<text:span text:style-name="T25">"description"</text:span>:<text:span text:style-name="T52">"desc1"</text:span>,<text:span text:style-name="T25">"users"</text:span>:[]}]</text:p>
      <text:p text:style-name="P131">}</text:p>
      <text:p text:style-name="P119"/>
      <text:p text:style-name="P119"/>
      <text:p text:style-name="P119"/>
      <text:p text:style-name="P119">Insertar usuario con dos roles duplicados (al menos en el campo nombre que los identifica unívocamente):¿Warning y se persiste omitiendo el duplicado, error, o desde el servidor se omite el duplicado sin dar aviso al cliente?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55"><text:soft-page-break/>UPDATE:</text:p>
      <text:p text:style-name="P55"/>
      <text:p text:style-name="P56">OUTPUTS OK:</text:p>
      <text:p text:style-name="P120"/>
      <text:p text:style-name="P109">Modificar de<text:span text:style-name="T11">l</text:span> usuario existente, nombre de usuario con campo y valor sintácticamente correcto:</text:p>
      <text:p text:style-name="P109"/>
      <text:p text:style-name="P110">Modificar de<text:span text:style-name="T11">l</text:span> usuario existente, <text:span text:style-name="T11">contraseña</text:span> de usuario con campo y valor sintácticamente correcto:</text:p>
      <text:p text:style-name="P110"/>
      <text:p text:style-name="P110">Modificar de<text:span text:style-name="T11">l</text:span> usuario existente, <text:span text:style-name="T11">nombre de rol</text:span> de usuario con campo y valor sintácticamente correcto:</text:p>
      <text:p text:style-name="P110"/>
      <text:p text:style-name="P110">Modificar de<text:span text:style-name="T11">l</text:span> usuario existente, <text:span text:style-name="T11">descripción de rol</text:span> de usuario con campo y valor sintácticamente correcto:</text:p>
      <text:p text:style-name="P110"/>
      <text:p text:style-name="P110">Modificar de<text:span text:style-name="T11">l</text:span> usuario existente, usuario<text:span text:style-name="T12">s</text:span> <text:s/><text:span text:style-name="T12">de rol </text:span>con campo y valor<text:span text:style-name="T12">es</text:span> sintáctica <text:span text:style-name="T12">y semánticamente </text:span>correcto<text:span text:style-name="T12">s. Implica obligatoriamente incluir el usuario en cuestión a modificar (de otra manera se define la contradicción de definir para el usuario A, un rol, y a su vez de dicho rol, el usuario A no pertenecer.</text:span></text:p>
      <text:p text:style-name="P110"/>
      <text:p text:style-name="P111">&lt;No existen campos mínimos admisibles para un correcto update&gt;</text:p>
      <text:p text:style-name="P109"/>
      <text:p text:style-name="P109"/>
      <text:p text:style-name="P56">OUTPUTS NOT OK:</text:p>
      <text:p text:style-name="P112"/>
      <text:p text:style-name="P87">Insertar input ok con endpoint incorrecto:</text:p>
      <text:p text:style-name="P113"/>
      <text:p text:style-name="P113">Modificar usuario inexistente:</text:p>
      <text:p text:style-name="P113"/>
      <text:p text:style-name="P95"><text:span text:style-name="T4">Modificar de un usuario existente,</text:span><text:span text:style-name="T2"> el</text:span> campo id mal definido sintácticamente:</text:p>
      <text:p text:style-name="P95"/>
      <text:p text:style-name="P95"><text:span text:style-name="T4">Modificar de un usuario existente,</text:span><text:span text:style-name="T2"> el</text:span> <text:span text:style-name="T6">valor del </text:span>campo id mal definido sintácticamente:</text:p>
      <text:p text:style-name="P95"/>
      <text:p text:style-name="P96"><text:span text:style-name="T4">Modificar de un usuario existente,</text:span><text:span text:style-name="T2"> el</text:span> campo <text:span text:style-name="T7">nombre</text:span> mal definido sintácticamente:</text:p>
      <text:p text:style-name="P95"/>
      <text:p text:style-name="P96"><text:span text:style-name="T4">Modificar de un usuario existente,</text:span><text:span text:style-name="T2"> el</text:span> <text:span text:style-name="T6">valor del </text:span>campo <text:span text:style-name="T7">nombre</text:span> mal definido sintácticamente:</text:p>
      <text:p text:style-name="P95"/>
      <text:p text:style-name="P96"><text:span text:style-name="T4">Modificar de un usuario existente,</text:span><text:span text:style-name="T2"> el</text:span> campo <text:span text:style-name="T8">contraseña</text:span> mal definido sintácticamente:</text:p>
      <text:p text:style-name="P95"/>
      <text:p text:style-name="P96"><text:span text:style-name="T4">Modificar de un usuario existente,</text:span><text:span text:style-name="T2"> el</text:span> <text:span text:style-name="T6">valor del </text:span>campo <text:span text:style-name="T8">contraseña</text:span> mal definido sintácticamente:</text:p>
      <text:p text:style-name="P95"/>
      <text:p text:style-name="P96"><text:span text:style-name="T4">Modificar de un usuario existente,</text:span><text:span text:style-name="T3"> </text:span><text:span text:style-name="T2">salvo el</text:span> campo <text:span text:style-name="T9">roles </text:span>mal definido sintácticamente:</text:p>
      <text:p text:style-name="P83"/>
      <text:p text:style-name="P96"><text:span text:style-name="T4">Modificar de un usuario existente,</text:span><text:span text:style-name="T2"> el</text:span> <text:span text:style-name="T6">valor del </text:span>campo <text:span text:style-name="T9">roles</text:span> mal definido sintácticamente <text:span text:style-name="T10">o semánticamente</text:span>:</text:p>
      <text:list xml:id="list224855245394201" text:continue-numbering="true" text:style-name="L2">
        <text:list-item>
          <text:p text:style-name="P140"><text:span text:style-name="T13">Modificar</text:span> campo id de rol, mal definido sintácticamente:</text:p>
        </text:list-item>
        <text:list-item>
          <text:p text:style-name="P140"><text:span text:style-name="T13">Modificar</text:span> el valor del campo id de rol, mal definido sintácticamente:</text:p>
        </text:list-item>
        <text:list-item>
          <text:p text:style-name="P140"><text:span text:style-name="T13">Modificar</text:span> campo nombre de rol, mal definido sintácticamente:</text:p>
        </text:list-item>
        <text:list-item>
          <text:p text:style-name="P140"><text:span text:style-name="T13">Modificar</text:span> el valor del campo nombre de rol, mal definido sintácticamente:</text:p>
        </text:list-item>
        <text:list-item>
          <text:p text:style-name="P140"><text:span text:style-name="T13">Modificar</text:span> campo descripción de rol, mal definido sintácticamente:</text:p>
        </text:list-item>
        <text:list-item>
          <text:p text:style-name="P140"><text:span text:style-name="T13">Modificar</text:span> el valor del campo descripción de rol, mal definido sintácticamente:</text:p>
        </text:list-item>
        <text:list-item>
          <text:p text:style-name="P140"><text:span text:style-name="T13">Modificar</text:span> campo usuarios del rol, mal definido sintácticamente:</text:p>
        </text:list-item>
        <text:list-item>
          <text:p text:style-name="P140"><text:soft-page-break/><text:span text:style-name="T13">Modificar</text:span> el valor del campo usuarios del rol, mal definido sintácticamente:</text:p>
        </text:list-item>
        <text:list-item>
          <text:p text:style-name="P140"><text:span text:style-name="T13">Modificar</text:span> el valor del campo usuarios del rol, con valor del campo id de usuario, inexistente:</text:p>
        </text:list-item>
        <text:list-item>
          <text:p text:style-name="P143">Modificar el valor de campo usuario del rol, sin incluir el usuario que se está modificando:</text:p>
        </text:list-item>
      </text:list>
      <text:p text:style-name="P113"/>
      <text:p text:style-name="P61"/>
      <text:p text:style-name="P55">DELETE:</text:p>
      <text:p text:style-name="P60"/>
      <text:p text:style-name="P56">OUTPUTS OK:</text:p>
      <text:p text:style-name="P112"/>
      <text:p text:style-name="P87">Eliminar usuario existente definiendo sintáctica y semánticamente <text:span text:style-name="T15">correcto </text:span>sólo id:</text:p>
      <text:p text:style-name="P87"/>
      <text:p text:style-name="P87">Eliminar usuario existente definiendo sintáctica y semánticamente todos los campos y valores:</text:p>
      <text:p text:style-name="P87"/>
      <text:p text:style-name="P87">Eliminar usuario existente definiendo sintáctica<text:span text:style-name="T17">mente</text:span> <text:span text:style-name="T17">correctos</text:span> todos los campos <text:span text:style-name="T17">pero </text:span>con valores inconsistentes con lo registrado en BD <text:span text:style-name="T17">(</text:span>salvo el id que indica usuario existente<text:span text:style-name="T17">)</text:span>:</text:p>
      <text:p text:style-name="P61"/>
      <text:p text:style-name="P56">OUTPUTS NOT OK:</text:p>
      <text:p text:style-name="P112"/>
      <text:p text:style-name="P87">Insertar input ok con endpoint incorrecto:</text:p>
      <text:list xml:id="list1705446864" text:style-name="L3">
        <text:list-item>
          <text:p text:style-name="P144">Para delete con id como parámetro: endpoint sin parámetro</text:p>
        </text:list-item>
        <text:list-item>
          <text:p text:style-name="P144">Para delete con id como parámetro: endpoint con parámetro pero sintácticamente incorrecto en <text:span text:style-name="T23">algún</text:span> substring del endpoint</text:p>
        </text:list-item>
        <text:list-item>
          <text:p text:style-name="P146">Para delete sin parámetro: endpoint con parámetro</text:p>
        </text:list-item>
        <text:list-item>
          <text:p text:style-name="P145">Para delete <text:span text:style-name="T23">sin</text:span> id como parámetro: <text:span text:style-name="T23">s</text:span>intácticamente incorrecto en <text:span text:style-name="T23">algún</text:span> substring del endpoint</text:p>
        </text:list-item>
      </text:list>
      <text:p text:style-name="P87"/>
      <text:p text:style-name="P88">Insertar input ok con <text:span text:style-name="T18">body</text:span> <text:span text:style-name="T19">vacío </text:span><text:span text:style-name="T20">siendo delete sin id como parámetro</text:span></text:p>
      <text:p text:style-name="P87"/>
      <text:p text:style-name="P114">Eliminar usuario inexistente <text:span text:style-name="T14">definiendo sintáctica</text:span><text:span text:style-name="T16">mente correcto </text:span><text:span text:style-name="T14">sólo id:</text:span></text:p>
      <text:p text:style-name="P114"/>
      <text:p text:style-name="P89">Eliminar usuario <text:span text:style-name="T16">in</text:span>existente definiendo sintáctica y semánticamente todos los campos y valores <text:s/><text:span text:style-name="T16">(salvo la semántica del valor del id)</text:span>:</text:p>
      <text:p text:style-name="P89"/>
      <text:p text:style-name="P90">Eliminar usuario <text:span text:style-name="T17">in</text:span>existente definiendo sintáctica<text:span text:style-name="T17">mente</text:span> <text:span text:style-name="T17">correctos</text:span> todos los campos <text:span text:style-name="T17">pero </text:span>con valores inconsistentes con lo registrado en BD:</text:p>
      <text:p text:style-name="P90"/>
      <text:p text:style-name="P90"/>
      <text:p text:style-name="P90"/>
      <text:p text:style-name="P90"/>
      <text:p text:style-name="P89"/>
      <text:p text:style-name="P59">OUTPUTS WARNINGS:</text:p>
      <text:p text:style-name="P59"/>
      <text:p text:style-name="P85"/>
      <text:p text:style-name="P115"><text:span text:style-name="T5">W</text:span><text:span text:style-name="T2">arning porque para eliminar, el servidor sólo obtiene el id y omite el resto de los datos de entrada.</text:span></text:p>
      <text:p text:style-name="P85"/>
      <text:p text:style-name="P97"><text:span text:style-name="T5">Eliminar usuario existente con</text:span><text:span text:style-name="T2"> el</text:span> campo <text:span text:style-name="T7">nombre</text:span> mal definido sintácticamente:</text:p>
      <text:p text:style-name="P97"/>
      <text:p text:style-name="P97"><text:span text:style-name="T5">Eliminar usuario existente con</text:span><text:span text:style-name="T2"> el</text:span> <text:span text:style-name="T6">valor del </text:span>campo <text:span text:style-name="T7">nombre</text:span> mal definido sintácticamente:</text:p>
      <text:p text:style-name="P97"/>
      <text:p text:style-name="P97"><text:soft-page-break/><text:span text:style-name="T5">Eliminar usuario existente con</text:span><text:span text:style-name="T2"> el</text:span> campo <text:span text:style-name="T8">contraseña</text:span> mal definido sintácticamente:</text:p>
      <text:p text:style-name="P97"/>
      <text:p text:style-name="P97"><text:span text:style-name="T5">Eliminar usuario existente con</text:span><text:span text:style-name="T2"> el</text:span> <text:span text:style-name="T6">valor del </text:span>campo <text:span text:style-name="T8">contraseña</text:span> mal definido sintácticamente:</text:p>
      <text:p text:style-name="P97"/>
      <text:p text:style-name="P97"><text:span text:style-name="T5">Eliminar usuario existente con</text:span><text:span text:style-name="T2"> el</text:span> campo <text:span text:style-name="T9">roles </text:span>mal definido sintácticamente:</text:p>
      <text:p text:style-name="P84"/>
      <text:p text:style-name="P97"><text:span text:style-name="T5">Eliminar usuario existente con</text:span><text:span text:style-name="T2"> el</text:span> <text:span text:style-name="T6">valor del </text:span>campo <text:span text:style-name="T9">roles</text:span> mal definido sintácticamente <text:span text:style-name="T10">o semánticamente</text:span>:</text:p>
      <text:list xml:id="list224855082074198" text:continue-list="list224855245394201" text:style-name="L2">
        <text:list-item>
          <text:p text:style-name="P141"><text:span text:style-name="T21">Definir </text:span>campo id de rol, mal definido sintácticamente:</text:p>
        </text:list-item>
        <text:list-item>
          <text:p text:style-name="P141"><text:span text:style-name="T21">Definir</text:span> el valor del campo id de rol, mal definido sintácticamente:</text:p>
        </text:list-item>
        <text:list-item>
          <text:p text:style-name="P141"><text:span text:style-name="T21">Definir</text:span> campo nombre de rol, mal definido sintácticamente:</text:p>
        </text:list-item>
        <text:list-item>
          <text:p text:style-name="P141"><text:span text:style-name="T21">De</text:span><text:span text:style-name="T22">finir</text:span> el valor del campo nombre de rol, mal definido sintácticamente:</text:p>
        </text:list-item>
        <text:list-item>
          <text:p text:style-name="P141"><text:span text:style-name="T22">Definir</text:span> campo descripción de rol, mal definido sintácticamente:</text:p>
        </text:list-item>
        <text:list-item>
          <text:p text:style-name="P141"><text:span text:style-name="T22">Definir</text:span> el valor del campo descripción de rol, mal definido sintácticamente:</text:p>
        </text:list-item>
        <text:list-item>
          <text:p text:style-name="P141"><text:span text:style-name="T22">Definir</text:span> campo usuarios del rol, mal definido sintácticamente:</text:p>
        </text:list-item>
        <text:list-item>
          <text:p text:style-name="P141"><text:span text:style-name="T22">Definir</text:span> el valor del campo usuarios del rol, mal definido sintácticamente:</text:p>
        </text:list-item>
        <text:list-item>
          <text:p text:style-name="P141"><text:span text:style-name="T22">Definir</text:span> el valor del campo usuarios del rol, con valor del campo id de usuario, inexistente:</text:p>
        </text:list-item>
      </text:list>
      <text:p text:style-name="P61"/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6T16:45:22.112456024</meta:creation-date>
    <dc:date>2021-06-18T22:48:18.147442919</dc:date>
    <meta:editing-duration>PT3H44M34S</meta:editing-duration>
    <meta:editing-cycles>111</meta:editing-cycles>
    <meta:generator>LibreOffice/7.1.3.2$Linux_X86_64 LibreOffice_project/10$Build-2</meta:generator>
    <meta:document-statistic meta:table-count="0" meta:image-count="0" meta:object-count="0" meta:page-count="9" meta:paragraph-count="230" meta:word-count="1411" meta:character-count="10788" meta:non-whitespace-character-count="9521"/>
  </office:meta>
</office:document-meta>
</file>